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25a480" officeooo:paragraph-rsid="0025a480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b2437" style:language-asian="zh" style:country-asian="TW"/>
    </style:style>
    <style:style style:name="T6" style:family="text">
      <style:text-properties officeooo:rsid="0022ca6f" style:language-asian="zh" style:country-asian="TW"/>
    </style:style>
    <style:style style:name="T7" style:family="text">
      <style:text-properties officeooo:rsid="0022f5f9" style:language-asian="zh" style:country-asian="TW"/>
    </style:style>
    <style:style style:name="T8" style:family="text">
      <style:text-properties officeooo:rsid="0024d8f8" style:language-asian="zh" style:country-asian="TW"/>
    </style:style>
    <style:style style:name="T9" style:family="text">
      <style:text-properties officeooo:rsid="002e85f3" style:language-asian="zh" style:country-asian="TW"/>
    </style:style>
    <style:style style:name="T10" style:family="text">
      <style:text-properties officeooo:rsid="002eea44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<text:span text:style-name="T4">設於台北市，</text:span>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5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7">10</text:span><text:span text:style-name="T8">0</text:span><text:span text:style-name="T6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，依照董事指示辦理</text:p>
      <text:p text:style-name="P4">第10條 本章程訂立於民國113<text:span text:style-name="T4">年</text:span><text:span text:style-name="T10">4</text:span><text:span text:style-name="T4">月</text:span><text:span text:style-name="T10">2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7">董事 彭聖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0T14:17:27.904000000</dc:date>
    <meta:editing-duration>PT2H34M39S</meta:editing-duration>
    <meta:editing-cycles>16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0" meta:object-count="0" meta:page-count="1" meta:paragraph-count="24" meta:word-count="316" meta:character-count="367" meta:non-whitespace-character-count="346"/>
  </office:meta>
</office:document-meta>
</file>